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9318db8000" style:family="table" style:master-page-name="ta-mp-0x7f9318db8000">
      <style:table-properties table:display="true" style:writing-mode="lr-tb"/>
    </style:style>
    <style:style style:name="ta-0x7f9318db81f0" style:family="table" style:master-page-name="ta-mp-0x7f9318db81f0">
      <style:table-properties table:display="true" style:writing-mode="lr-tb"/>
    </style:style>
    <style:style style:name="ta-0x7f9318db83e0" style:family="table" style:master-page-name="ta-mp-0x7f9318db83e0">
      <style:table-properties table:display="true" style:writing-mode="lr-tb"/>
    </style:style>
    <style:style style:name="ta-0x7f9318db85d0" style:family="table" style:master-page-name="ta-mp-0x7f9318db85d0">
      <style:table-properties table:display="true" style:writing-mode="lr-tb"/>
    </style:style>
    <style:style style:name="ta-0x7f9318db87c0" style:family="table" style:master-page-name="ta-mp-0x7f9318db87c0">
      <style:table-properties table:display="true" style:writing-mode="lr-tb"/>
    </style:style>
    <style:style style:name="ta-0x7f9318db89b0" style:family="table" style:master-page-name="ta-mp-0x7f9318db8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9318e3d8a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d9d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daf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dc2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dd4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318e3de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d7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dc90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318e3e0c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d40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c9a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df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dc91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318e3e1e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e56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e8d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e31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e68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ea0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ec5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d53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c87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eb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dc92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318e3ed7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f0f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f46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eea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f21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f59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f7e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d09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cbf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f6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dc93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318e3f90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fc8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fff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fa3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fda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4012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24c45fd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c50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d1b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24c45e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dc94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324c460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24c464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24c467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24c462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24c4659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24c469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24c46b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cf6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e3c3d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24c46a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18dc95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324c46c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24c470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24c473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24c46d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24c4712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9324c474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67.25pt" style:use-optimal-column-width="tru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108.75pt" style:use-optimal-column-width="false"/>
    </style:style>
    <style:style style:name="ACOL-6" style:family="table-column">
      <style:table-column-properties style:column-width="73.84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9318d9362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9318d8513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9318e4407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9318e4703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9318db8000" table:print="false">
        <office:forms form:automatic-focus="false" form:apply-design-mode="false">
          <form:form/>
        </office:forms>
        <table:table-column table:default-cell-style-name="ACE-0x7f9318e3d780" table:style-name="ACOL-1"/>
        <table:table-column table:style-name="ACOL-0" table:number-columns-repeated="127"/>
        <table:table-row table:style-name="AROW-0">
          <table:table-cell table:style-name="ACE-0x7f9318e3d8a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9318e3d9d0" table:content-validation-name="VAL-0x7f9318d9362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9318e3daf8" table:content-validation-name="VAL-0x7f9318d8513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9318e3dc20" table:content-validation-name="VAL-0x7f9318e44070" office:value-type="string">
            <text:p>verifyCategoryPopUp</text:p>
          </table:table-cell>
          <table:table-cell table:number-columns-repeated="127" table:style-name="Gnumeric-default"/>
        </table:table-row>
        <table:table-row table:style-name="AROW-0">
          <table:table-cell table:style-name="ACE-0x7f9318e3dd4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9318e3de70" table:content-validation-name="VAL-0x7f9318e4703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table-row table:style-name="AROW-0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9318db81f0" table:print="false">
        <office:forms form:automatic-focus="false" form:apply-design-mode="false">
          <form:form/>
        </office:forms>
        <table:table-column table:default-cell-style-name="ACE-0x7f9318e3df98" table:style-name="ACOL-3"/>
        <table:table-column table:default-cell-style-name="ACE-0x7f9318e3df98" table:style-name="ACOL-4"/>
        <table:table-column table:default-cell-style-name="ACE-0x7f9318e3df98" table:style-name="ACOL-5"/>
        <table:table-column table:default-cell-style-name="ACE-0x7f9318e3df98" table:style-name="ACOL-6"/>
        <table:table-column table:default-cell-style-name="ACE-0x7f9318e3df98" table:style-name="ACOL-7" table:number-columns-repeated="2"/>
        <table:table-column table:default-cell-style-name="ACE-0x7f9318e3df98" table:style-name="ACOL-8"/>
        <table:table-column table:default-cell-style-name="ACE-0x7f9318e3df98" table:style-name="ACOL-9"/>
        <table:table-column table:default-cell-style-name="ACE-0x7f9318dc9140" table:style-name="ACOL-0" table:number-columns-repeated="120"/>
        <table:table-row table:style-name="AROW-0">
          <table:table-cell table:style-name="ACE-0x7f9318e3e0c0" office:value-type="string">
            <text:p>User Name</text:p>
          </table:table-cell>
          <table:table-cell table:style-name="ACE-0x7f9318e3e1e8" office:value-type="string">
            <text:p>Password</text:p>
          </table:table-cell>
          <table:table-cell table:style-name="ACE-0x7f9318e3e310" office:value-type="string">
            <text:p>SearchTextName</text:p>
          </table:table-cell>
          <table:table-cell table:number-columns-repeated="5" table:style-name="ACE-0x7f9318e3df98"/>
          <table:table-cell table:number-columns-repeated="120" table:style-name="ACE-0x7f9318dc9140"/>
        </table:table-row>
        <table:table-row table:style-name="AROW-0">
          <table:table-cell table:style-name="ACE-0x7f9318e3d408" office:value-type="string">
            <text:p>testshopclue@sc.com</text:p>
          </table:table-cell>
          <table:table-cell table:style-name="ACE-0x7f9318e3e560" office:value-type="float" office:value="123456">
            <text:p>123456</text:p>
          </table:table-cell>
          <table:table-cell table:style-name="ACE-0x7f9318e3e688" office:value-type="string">
            <text:p>Shirt</text:p>
          </table:table-cell>
          <table:table-cell table:number-columns-repeated="5" table:style-name="ACE-0x7f9318e3df98"/>
          <table:table-cell table:number-columns-repeated="120" table:style-name="ACE-0x7f9318dc9140"/>
        </table:table-row>
        <table:table-row table:style-name="AROW-0">
          <table:table-cell table:style-name="ACE-0x7f9318e3c9a0" office:value-type="string">
            <text:p>testshopclue@sc.com</text:p>
          </table:table-cell>
          <table:table-cell table:style-name="ACE-0x7f9318e3e8d8" office:value-type="float" office:value="123456">
            <text:p>123456</text:p>
          </table:table-cell>
          <table:table-cell table:style-name="ACE-0x7f9318e3ea00"/>
          <table:table-cell table:number-columns-repeated="5" table:style-name="ACE-0x7f9318e3df98"/>
          <table:table-cell table:number-columns-repeated="120" table:style-name="ACE-0x7f9318dc914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9318dc914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9318db83e0" table:print="false">
        <office:forms form:automatic-focus="false" form:apply-design-mode="false">
          <form:form/>
        </office:forms>
        <table:table-column table:default-cell-style-name="ACE-0x7f9318e3eb28" table:style-name="ACOL-3"/>
        <table:table-column table:default-cell-style-name="ACE-0x7f9318e3eb28" table:style-name="ACOL-4"/>
        <table:table-column table:default-cell-style-name="ACE-0x7f9318e3eb28" table:style-name="ACOL-5"/>
        <table:table-column table:default-cell-style-name="ACE-0x7f9318e3eb28" table:style-name="ACOL-6"/>
        <table:table-column table:default-cell-style-name="ACE-0x7f9318e3eb28" table:style-name="ACOL-7" table:number-columns-repeated="2"/>
        <table:table-column table:default-cell-style-name="ACE-0x7f9318e3eb28" table:style-name="ACOL-8"/>
        <table:table-column table:default-cell-style-name="ACE-0x7f9318e3eb28" table:style-name="ACOL-9"/>
        <table:table-column table:default-cell-style-name="ACE-0x7f9318dc9268" table:style-name="ACOL-0" table:number-columns-repeated="120"/>
        <table:table-row table:style-name="AROW-0">
          <table:table-cell table:style-name="ACE-0x7f9318e3ec50" office:value-type="string">
            <text:p>User Name</text:p>
          </table:table-cell>
          <table:table-cell table:style-name="ACE-0x7f9318e3ed78" office:value-type="string">
            <text:p>Password</text:p>
          </table:table-cell>
          <table:table-cell table:style-name="ACE-0x7f9318e3eea0" office:value-type="string">
            <text:p>SearchTextName</text:p>
          </table:table-cell>
          <table:table-cell table:number-columns-repeated="5" table:style-name="ACE-0x7f9318e3eb28"/>
          <table:table-cell table:number-columns-repeated="120" table:style-name="ACE-0x7f9318dc9268"/>
        </table:table-row>
        <table:table-row table:style-name="AROW-0">
          <table:table-cell table:style-name="ACE-0x7f9318e3d530" office:value-type="string">
            <text:p>testshopclue@sc.com</text:p>
          </table:table-cell>
          <table:table-cell table:style-name="ACE-0x7f9318e3f0f0" office:value-type="float" office:value="123456">
            <text:p>123456</text:p>
          </table:table-cell>
          <table:table-cell table:style-name="ACE-0x7f9318e3f218" office:value-type="string">
            <text:p>Shirt</text:p>
          </table:table-cell>
          <table:table-cell table:number-columns-repeated="5" table:style-name="ACE-0x7f9318e3eb28"/>
          <table:table-cell table:number-columns-repeated="120" table:style-name="ACE-0x7f9318dc9268"/>
        </table:table-row>
        <table:table-row table:style-name="AROW-0">
          <table:table-cell table:style-name="ACE-0x7f9318e3c878" office:value-type="string">
            <text:p>testshopclue@sc.com</text:p>
          </table:table-cell>
          <table:table-cell table:style-name="ACE-0x7f9318e3f468" office:value-type="float" office:value="123456">
            <text:p>123456</text:p>
          </table:table-cell>
          <table:table-cell table:style-name="ACE-0x7f9318e3f590"/>
          <table:table-cell table:number-columns-repeated="5" table:style-name="ACE-0x7f9318e3eb28"/>
          <table:table-cell table:number-columns-repeated="120" table:style-name="ACE-0x7f9318dc926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9318dc926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9318db85d0" table:print="false">
        <office:forms form:automatic-focus="false" form:apply-design-mode="false">
          <form:form/>
        </office:forms>
        <table:table-column table:default-cell-style-name="ACE-0x7f9318e3f6b8" table:style-name="ACOL-3"/>
        <table:table-column table:default-cell-style-name="ACE-0x7f9318e3f6b8" table:style-name="ACOL-4"/>
        <table:table-column table:default-cell-style-name="ACE-0x7f9318e3f6b8" table:style-name="ACOL-5"/>
        <table:table-column table:default-cell-style-name="ACE-0x7f9318e3f6b8" table:style-name="ACOL-6"/>
        <table:table-column table:default-cell-style-name="ACE-0x7f9318e3f6b8" table:style-name="ACOL-7" table:number-columns-repeated="2"/>
        <table:table-column table:default-cell-style-name="ACE-0x7f9318e3f6b8" table:style-name="ACOL-8"/>
        <table:table-column table:default-cell-style-name="ACE-0x7f9318e3f6b8" table:style-name="ACOL-9"/>
        <table:table-column table:default-cell-style-name="ACE-0x7f9318dc9390" table:style-name="ACOL-0" table:number-columns-repeated="120"/>
        <table:table-row table:style-name="AROW-0">
          <table:table-cell table:style-name="ACE-0x7f9318e3f7e0" office:value-type="string">
            <text:p>User Name</text:p>
          </table:table-cell>
          <table:table-cell table:style-name="ACE-0x7f9318e3f908" office:value-type="string">
            <text:p>Password</text:p>
          </table:table-cell>
          <table:table-cell table:style-name="ACE-0x7f9318e3fa30" office:value-type="string">
            <text:p>SearchTextName</text:p>
          </table:table-cell>
          <table:table-cell table:number-columns-repeated="5" table:style-name="ACE-0x7f9318e3f6b8"/>
          <table:table-cell table:number-columns-repeated="120" table:style-name="ACE-0x7f9318dc9390"/>
        </table:table-row>
        <table:table-row table:style-name="AROW-0">
          <table:table-cell table:style-name="ACE-0x7f9318e3d090" office:value-type="string">
            <text:p>testshopclue@sc.com</text:p>
          </table:table-cell>
          <table:table-cell table:style-name="ACE-0x7f9318e3fc80" office:value-type="float" office:value="123456">
            <text:p>123456</text:p>
          </table:table-cell>
          <table:table-cell table:style-name="ACE-0x7f9318e3fda8" office:value-type="string">
            <text:p>Shirt</text:p>
          </table:table-cell>
          <table:table-cell table:number-columns-repeated="5" table:style-name="ACE-0x7f9318e3f6b8"/>
          <table:table-cell table:number-columns-repeated="120" table:style-name="ACE-0x7f9318dc9390"/>
        </table:table-row>
        <table:table-row table:style-name="AROW-0">
          <table:table-cell table:style-name="ACE-0x7f9318e3cbf0" office:value-type="string">
            <text:p>testshopclue@sc.com</text:p>
          </table:table-cell>
          <table:table-cell table:style-name="ACE-0x7f9318e3fff8" office:value-type="float" office:value="123456">
            <text:p>123456</text:p>
          </table:table-cell>
          <table:table-cell table:style-name="ACE-0x7f9318e40120"/>
          <table:table-cell table:number-columns-repeated="5" table:style-name="ACE-0x7f9318e3f6b8"/>
          <table:table-cell table:number-columns-repeated="120" table:style-name="ACE-0x7f9318dc939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9318dc939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9318db87c0" table:print="false">
        <office:forms form:automatic-focus="false" form:apply-design-mode="false">
          <form:form/>
        </office:forms>
        <table:table-column table:default-cell-style-name="ACE-0x7f9324c45ea8" table:style-name="ACOL-3"/>
        <table:table-column table:default-cell-style-name="ACE-0x7f9324c45ea8" table:style-name="ACOL-4"/>
        <table:table-column table:default-cell-style-name="ACE-0x7f9324c45ea8" table:style-name="ACOL-5"/>
        <table:table-column table:default-cell-style-name="ACE-0x7f9324c45ea8" table:style-name="ACOL-6"/>
        <table:table-column table:default-cell-style-name="ACE-0x7f9324c45ea8" table:style-name="ACOL-7" table:number-columns-repeated="2"/>
        <table:table-column table:default-cell-style-name="ACE-0x7f9324c45ea8" table:style-name="ACOL-8"/>
        <table:table-column table:default-cell-style-name="ACE-0x7f9324c45ea8" table:style-name="ACOL-9"/>
        <table:table-column table:default-cell-style-name="ACE-0x7f9318dc94b8" table:style-name="ACOL-0" table:number-columns-repeated="120"/>
        <table:table-row table:style-name="AROW-0">
          <table:table-cell table:style-name="ACE-0x7f9324c45fd0" office:value-type="string">
            <text:p>User Name</text:p>
          </table:table-cell>
          <table:table-cell table:style-name="ACE-0x7f9324c460f8" office:value-type="string">
            <text:p>Password</text:p>
          </table:table-cell>
          <table:table-cell table:style-name="ACE-0x7f9324c46220" office:value-type="string">
            <text:p>SearchTextName</text:p>
          </table:table-cell>
          <table:table-cell table:number-columns-repeated="5" table:style-name="ACE-0x7f9324c45ea8"/>
          <table:table-cell table:number-columns-repeated="120" table:style-name="ACE-0x7f9318dc94b8"/>
        </table:table-row>
        <table:table-row table:style-name="AROW-0">
          <table:table-cell table:style-name="ACE-0x7f9318e3c500" office:value-type="string">
            <text:p>testshopclue@sc.com</text:p>
          </table:table-cell>
          <table:table-cell table:style-name="ACE-0x7f9324c46470" office:value-type="float" office:value="123456">
            <text:p>123456</text:p>
          </table:table-cell>
          <table:table-cell table:style-name="ACE-0x7f9324c46598" office:value-type="string">
            <text:p>Shirt</text:p>
          </table:table-cell>
          <table:table-cell table:number-columns-repeated="5" table:style-name="ACE-0x7f9324c45ea8"/>
          <table:table-cell table:number-columns-repeated="120" table:style-name="ACE-0x7f9318dc94b8"/>
        </table:table-row>
        <table:table-row table:style-name="AROW-0">
          <table:table-cell table:style-name="ACE-0x7f9318e3d1b8" office:value-type="string">
            <text:p>testshopclue@sc.com</text:p>
          </table:table-cell>
          <table:table-cell table:style-name="ACE-0x7f9324c467e8" office:value-type="float" office:value="123456">
            <text:p>123456</text:p>
          </table:table-cell>
          <table:table-cell table:style-name="ACE-0x7f9324c46910"/>
          <table:table-cell table:number-columns-repeated="5" table:style-name="ACE-0x7f9324c45ea8"/>
          <table:table-cell table:number-columns-repeated="120" table:style-name="ACE-0x7f9318dc94b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9318dc94b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9318db89b0" table:print="false">
        <office:forms form:automatic-focus="false" form:apply-design-mode="false">
          <form:form/>
        </office:forms>
        <table:table-column table:default-cell-style-name="ACE-0x7f9324c46a38" table:style-name="ACOL-3"/>
        <table:table-column table:default-cell-style-name="ACE-0x7f9324c46a38" table:style-name="ACOL-4"/>
        <table:table-column table:default-cell-style-name="ACE-0x7f9324c46a38" table:style-name="ACOL-5"/>
        <table:table-column table:default-cell-style-name="ACE-0x7f9324c46a38" table:style-name="ACOL-6"/>
        <table:table-column table:default-cell-style-name="ACE-0x7f9324c46a38" table:style-name="ACOL-7" table:number-columns-repeated="2"/>
        <table:table-column table:default-cell-style-name="ACE-0x7f9324c46a38" table:style-name="ACOL-8"/>
        <table:table-column table:default-cell-style-name="ACE-0x7f9324c46a38" table:style-name="ACOL-9"/>
        <table:table-column table:default-cell-style-name="ACE-0x7f9318dc95e0" table:style-name="ACOL-0" table:number-columns-repeated="120"/>
        <table:table-row table:style-name="AROW-0">
          <table:table-cell table:style-name="ACE-0x7f9324c46b60" office:value-type="string">
            <text:p>User Name</text:p>
          </table:table-cell>
          <table:table-cell table:style-name="ACE-0x7f9324c46c88" office:value-type="string">
            <text:p>Password</text:p>
          </table:table-cell>
          <table:table-cell table:style-name="ACE-0x7f9324c46db0" office:value-type="string">
            <text:p>SearchTextName</text:p>
          </table:table-cell>
          <table:table-cell table:number-columns-repeated="5" table:style-name="ACE-0x7f9324c46a38"/>
          <table:table-cell table:number-columns-repeated="120" table:style-name="ACE-0x7f9318dc95e0"/>
        </table:table-row>
        <table:table-row table:style-name="AROW-0">
          <table:table-cell table:style-name="ACE-0x7f9318e3cf68" office:value-type="string">
            <text:p>testshopclue@sc.com</text:p>
          </table:table-cell>
          <table:table-cell table:style-name="ACE-0x7f9324c47000" office:value-type="float" office:value="123456">
            <text:p>123456</text:p>
          </table:table-cell>
          <table:table-cell table:style-name="ACE-0x7f9324c47128" office:value-type="string">
            <text:p>Shirt</text:p>
          </table:table-cell>
          <table:table-cell table:number-columns-repeated="5" table:style-name="ACE-0x7f9324c46a38"/>
          <table:table-cell table:number-columns-repeated="120" table:style-name="ACE-0x7f9318dc95e0"/>
        </table:table-row>
        <table:table-row table:style-name="AROW-0">
          <table:table-cell table:style-name="ACE-0x7f9318e3c3d8" office:value-type="string">
            <text:p>testshopclue@sc.com</text:p>
          </table:table-cell>
          <table:table-cell table:style-name="ACE-0x7f9324c47378" office:value-type="float" office:value="123456">
            <text:p>123456</text:p>
          </table:table-cell>
          <table:table-cell table:style-name="ACE-0x7f9324c474a0"/>
          <table:table-cell table:number-columns-repeated="5" table:style-name="ACE-0x7f9324c46a38"/>
          <table:table-cell table:number-columns-repeated="120" table:style-name="ACE-0x7f9318dc95e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9318dc95e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9318ddb2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318d59f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318dd5cd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318d95f1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321add3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321a9c3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9318db8000" style:display-name="TestCase" style:page-layout-name="pl-0x7f9318ddb2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318db81f0" style:display-name="AQA1_TestData" style:page-layout-name="pl-0x7f9318d59f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318db83e0" style:display-name="AQA2_TestData" style:page-layout-name="pl-0x7f9318dd5c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318db85d0" style:display-name="AQA3_TestData" style:page-layout-name="pl-0x7f9318d95f1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318db87c0" style:display-name="AQA4_TestData" style:page-layout-name="pl-0x7f9321add3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318db89b0" style:display-name="AQA5_TestData" style:page-layout-name="pl-0x7f9321a9c3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25:49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